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3.9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0T16:21:33.525013446</meta:creation-date>
    <dc:date>2021-08-10T17:22:14.889658085</dc:date>
    <meta:editing-duration>PT50M28S</meta:editing-duration>
    <meta:editing-cycles>6</meta:editing-cycles>
    <meta:generator>LibreOffice/7.1.4.2$Linux_X86_64 LibreOffice_project/10$Build-2</meta:generator>
    <meta:document-statistic meta:object-count="0"/>
  </office:meta>
</office:document-meta>
</file>